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2" svg:font-family="Arial" style:font-pitch="variable"/>
    <style:font-face style:name="Calibri" svg:font-family="Calibri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gradient-name="Linear_20_blue_2f_white" draw:textarea-horizontal-align="justify" draw:textarea-vertical-align="middle" draw:auto-grow-height="false" fo:min-height="7.25cm" fo:min-width="10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3.207cm"/>
    </style:style>
    <style:style style:name="gr3" style:family="graphic" style:parent-style-name="standard">
      <style:graphic-properties svg:stroke-color="#999999" draw:fill="solid" draw:fill-color="#cfe7f5" draw:textarea-horizontal-align="justify" draw:textarea-vertical-align="middle" draw:auto-grow-height="false" fo:min-height="1.625cm" fo:min-width="9.5cm"/>
    </style:style>
    <style:style style:name="gr4" style:family="graphic" style:parent-style-name="standard">
      <style:graphic-properties svg:stroke-color="#999999" draw:fill="solid" draw:fill-color="#99ccff" draw:textarea-horizontal-align="justify" draw:textarea-vertical-align="middle" draw:auto-grow-height="false" fo:min-height="1.625cm" fo:min-width="9.5cm"/>
    </style:style>
    <style:style style:name="gr5" style:family="graphic" style:parent-style-name="standard">
      <style:graphic-properties svg:stroke-color="#999999" draw:fill="solid" draw:fill-color="#00b8ff" draw:textarea-horizontal-align="justify" draw:textarea-vertical-align="middle" draw:auto-grow-height="false" fo:min-height="1.625cm" fo:min-width="9.5cm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 fo:min-height="0.875cm" fo:min-width="3cm"/>
    </style:style>
    <style:style style:name="gr7" style:family="graphic" style:parent-style-name="standard">
      <style:graphic-properties draw:fill="solid" draw:fill-color="#ffff66" draw:textarea-horizontal-align="justify" draw:textarea-vertical-align="middle" draw:auto-grow-height="false" fo:min-height="0.125cm" fo:min-width="0cm"/>
    </style:style>
    <style:style style:name="gr8" style:family="graphic" style:parent-style-name="objectwithoutfill">
      <style:graphic-properties svg:stroke-color="#666666"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fill="gradient" draw:fill-gradient-name="Linear_20_yellow_2f_brown" draw:textarea-horizontal-align="justify" draw:textarea-vertical-align="middle" draw:auto-grow-height="false" fo:min-height="0.5cm" fo:min-width="0.5cm"/>
    </style:style>
    <style:style style:name="gr10" style:family="graphic" style:parent-style-name="standard">
      <style:graphic-properties draw:fill="gradient" draw:fill-gradient-name="CloudySea" draw:textarea-horizontal-align="justify" draw:textarea-vertical-align="middle" draw:auto-grow-height="false" fo:min-height="0.5cm" fo:min-width="0.5cm"/>
    </style:style>
    <style:style style:name="gr11" style:family="graphic" style:parent-style-name="standard">
      <style:graphic-properties draw:fill="solid" draw:fill-color="#e6e6e6" draw:textarea-horizontal-align="justify" draw:textarea-vertical-align="middle" draw:auto-grow-height="false" fo:min-height="0.875cm" fo:min-width="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00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30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669cm"/>
    </style:style>
    <style:style style:name="gr15" style:family="graphic" style:parent-style-name="standard">
      <style:graphic-properties draw:fill="gradient" draw:fill-gradient-name="CloudySea" draw:textarea-horizontal-align="justify" draw:textarea-vertical-align="middle" draw:auto-grow-height="false" fo:min-height="0.547cm" fo:min-width="3.39cm"/>
    </style:style>
    <style:style style:name="gr16" style:family="graphic" style:parent-style-name="standard">
      <style:graphic-properties draw:fill="gradient" draw:fill-gradient-name="Linear_20_yellow_2f_brown" draw:textarea-horizontal-align="justify" draw:textarea-vertical-align="middle" draw:auto-grow-height="false" fo:min-height="0.313cm" fo:min-width="4.313cm"/>
    </style:style>
    <style:style style:name="gr17" style:family="graphic" style:parent-style-name="standard">
      <style:graphic-properties draw:fill="solid" draw:fill-color="#ffff99" draw:textarea-horizontal-align="justify" draw:textarea-vertical-align="middle" draw:auto-grow-height="false" fo:min-height="0.313cm" fo:min-width="4.31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1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cm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gradient" draw:fill-gradient-name="Linear_20_blue_2f_white"/>
      <style:paragraph-properties fo:text-align="center"/>
    </style:style>
    <style:style style:name="P2" style:family="paragraph">
      <loext:graphic-properties draw:fill="none" draw:fill-color="#ffffff"/>
      <style:text-properties style:font-name="Liberation Sans1" fo:font-size="13.5pt"/>
    </style:style>
    <style:style style:name="P3" style:family="paragraph">
      <loext:graphic-properties draw:fill="solid" draw:fill-color="#cfe7f5"/>
      <style:paragraph-properties fo:text-align="center"/>
    </style:style>
    <style:style style:name="P4" style:family="paragraph">
      <loext:graphic-properties draw:fill="solid" draw:fill-color="#99ccff"/>
      <style:paragraph-properties fo:text-align="center"/>
    </style:style>
    <style:style style:name="P5" style:family="paragraph">
      <loext:graphic-properties draw:fill="solid" draw:fill-color="#00b8ff"/>
      <style:paragraph-properties fo:text-align="center"/>
    </style:style>
    <style:style style:name="P6" style:family="paragraph">
      <loext:graphic-properties draw:fill="solid" draw:fill-color="#e6e6e6"/>
      <style:paragraph-properties fo:text-align="center"/>
    </style:style>
    <style:style style:name="P7" style:family="paragraph">
      <loext:graphic-properties draw:fill="solid" draw:fill-color="#ffff66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gradient" draw:fill-gradient-name="Linear_20_yellow_2f_brown"/>
      <style:paragraph-properties fo:text-align="center"/>
    </style:style>
    <style:style style:name="P10" style:family="paragraph">
      <loext:graphic-properties draw:fill="none" draw:fill-color="#ffffff"/>
      <style:text-properties fo:color="#ffffff" style:font-name="Liberation Sans1" fo:font-size="13.5pt"/>
    </style:style>
    <style:style style:name="P11" style:family="paragraph">
      <loext:graphic-properties draw:fill="gradient" draw:fill-gradient-name="CloudySea"/>
      <style:paragraph-properties fo:text-align="center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/>
      <style:text-properties fo:color="#ffffff" style:font-name="Liberation Sans1" fo:font-size="11.3000001907349pt" fo:font-weight="bold" style:font-size-asian="15pt" style:font-weight-asian="bold" style:font-size-complex="15pt" style:font-weight-complex="bold"/>
    </style:style>
    <style:style style:name="P14" style:family="paragraph">
      <loext:graphic-properties draw:fill="solid" draw:fill-color="#ffff99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color="#4c4c4c" fo:font-size="9.80000019073486pt" style:font-size-asian="13pt" style:font-size-complex="13pt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style:font-name="Liberation Sans1" fo:font-size="13.5pt"/>
    </style:style>
    <style:style style:name="T2" style:family="text">
      <style:text-properties fo:color="#ffffff" style:font-name="Liberation Sans1" fo:font-size="13.5pt"/>
    </style:style>
    <style:style style:name="T3" style:family="text">
      <style:text-properties fo:color="#ffffff" style:font-name="Liberation Sans1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4c4c4c"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1cm" svg:height="7.5cm" svg:x="8.4cm" svg:y="3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707cm" svg:height="0.781cm" svg:x="8.6cm" svg:y="3.9cm">
          <draw:text-box>
            <text:p><text:span text:style-name="T1">DataBroker</text:span></text:p>
          </draw:text-box>
        </draw:frame>
        <draw:custom-shape draw:style-name="gr3" draw:text-style-name="P3" draw:layer="layout" svg:width="10cm" svg:height="1.875cm" svg:x="8.9cm" svg:y="4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cm" svg:height="1.875cm" svg:x="8.9cm" svg:y="6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cm" svg:height="1.875cm" svg:x="8.9cm" svg:y="9.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5cm" svg:height="1.125cm" svg:x="9.7cm" svg:y="9.5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xml:id="id1" draw:id="id1" draw:layer="layout" svg:width="0.5cm" svg:height="0.375cm" svg:x="9.4cm" svg:y="9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xml:id="id2" draw:id="id2" draw:layer="layout" svg:width="0.5cm" svg:height="0.375cm" svg:x="11.2cm" svg:y="9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xml:id="id3" draw:id="id3" draw:layer="layout" svg:width="0.5cm" svg:height="0.375cm" svg:x="13cm" svg:y="9.9cm">
          <text:p/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line" svg:x1="9.9cm" svg:y1="10.087cm" svg:x2="11.2cm" svg:y2="10.087cm" draw:start-shape="id1" draw:start-glue-point="1" draw:end-shape="id2" draw:end-glue-point="3" svg:d="M9900 10087h1300" svg:viewBox="0 0 1301 1">
          <text:p/>
        </draw:connector>
        <draw:connector draw:style-name="gr8" draw:text-style-name="P8" draw:layer="layout" draw:type="line" svg:x1="11.7cm" svg:y1="10.087cm" svg:x2="13cm" svg:y2="10.087cm" draw:start-shape="id2" draw:start-glue-point="1" draw:end-shape="id3" draw:end-glue-point="3" svg:d="M11700 10087h1300" svg:viewBox="0 0 1301 1">
          <text:p/>
        </draw:connector>
        <draw:custom-shape draw:style-name="gr9" draw:text-style-name="P9" draw:layer="layout" svg:width="1cm" svg:height="0.75cm" svg:x="9.9cm" svg:y="7.4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0.75cm" svg:x="11.8cm" svg:y="7.4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0.75cm" svg:x="17.1cm" svg:y="7.4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0.75cm" svg:x="15.3cm" svg:y="7.4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5cm" svg:height="1.125cm" svg:x="14.7cm" svg:y="9.5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xml:id="id4" draw:id="id4" draw:layer="layout" svg:width="0.5cm" svg:height="0.375cm" svg:x="14.4cm" svg:y="9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xml:id="id5" draw:id="id5" draw:layer="layout" svg:width="0.5cm" svg:height="0.375cm" svg:x="16.2cm" svg:y="9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xml:id="id6" draw:id="id6" draw:layer="layout" svg:width="0.5cm" svg:height="0.375cm" svg:x="18cm" svg:y="9.9cm">
          <text:p/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line" svg:x1="14.9cm" svg:y1="10.087cm" svg:x2="16.2cm" svg:y2="10.087cm" draw:start-shape="id4" draw:start-glue-point="1" draw:end-shape="id5" draw:end-glue-point="3" svg:d="M14900 10087h1300" svg:viewBox="0 0 1301 1">
          <text:p/>
        </draw:connector>
        <draw:connector draw:style-name="gr8" draw:text-style-name="P8" draw:layer="layout" draw:type="line" svg:x1="16.7cm" svg:y1="10.087cm" svg:x2="18cm" svg:y2="10.087cm" draw:start-shape="id5" draw:start-glue-point="1" draw:end-shape="id6" draw:end-glue-point="3" svg:d="M16700 10087h1300" svg:viewBox="0 0 1301 1">
          <text:p/>
        </draw:connector>
        <draw:connector draw:style-name="gr8" draw:text-style-name="P8" draw:layer="layout" draw:type="line" svg:x1="13.5cm" svg:y1="10.087cm" svg:x2="14.4cm" svg:y2="10.087cm" draw:start-shape="id3" draw:start-glue-point="1" draw:end-shape="id4" draw:end-glue-point="3" svg:d="M13500 10087h900" svg:viewBox="0 0 901 1">
          <text:p/>
        </draw:connector>
        <draw:frame draw:style-name="gr2" draw:text-style-name="P10" draw:layer="layout" svg:width="3.707cm" svg:height="0.781cm" svg:x="8.601cm" svg:y="3.9cm">
          <draw:text-box>
            <text:p><text:span text:style-name="T2">DataBroker</text:span></text:p>
          </draw:text-box>
        </draw:frame>
        <draw:custom-shape draw:style-name="gr10" draw:text-style-name="P11" draw:layer="layout" svg:width="1cm" svg:height="0.75cm" svg:x="15.9cm" svg:y="5.0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5cm" svg:height="1.125cm" svg:x="14.4cm" svg:y="5.0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cm" svg:height="0.75cm" svg:x="17.7cm" svg:y="5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cm" svg:height="0.75cm" svg:x="16.2cm" svg:y="5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cm" svg:height="0.75cm" svg:x="14.7cm" svg:y="5.25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2.509cm" svg:height="0.839cm" svg:x="16.5cm" svg:y="5.953cm">
          <draw:text-box>
            <text:p text:style-name="P12"><text:span text:style-name="T3">Policies</text:span></text:p>
          </draw:text-box>
        </draw:frame>
        <draw:frame draw:style-name="gr13" draw:text-style-name="P13" draw:layer="layout" svg:width="2.809cm" svg:height="0.839cm" svg:x="16.291cm" svg:y="8.22cm">
          <draw:text-box>
            <text:p text:style-name="P12"><text:span text:style-name="T3">Metadata</text:span></text:p>
          </draw:text-box>
        </draw:frame>
        <draw:frame draw:style-name="gr14" draw:text-style-name="P13" draw:layer="layout" svg:width="3.169cm" svg:height="0.839cm" svg:x="15.991cm" svg:y="10.575cm">
          <draw:text-box>
            <text:p text:style-name="P12"><text:span text:style-name="T3">Data flows</text:span></text:p>
          </draw:text-box>
        </draw:frame>
        <draw:custom-shape draw:style-name="gr15" draw:text-style-name="P11" draw:layer="layout" svg:width="5.5cm" svg:height="1.125cm" svg:x="3.4cm" svg:y="5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5.5cm" svg:height="1.125cm" svg:x="18.9cm" svg:y="5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4.5cm" svg:height="1.125cm" svg:x="8.9cm" svg:y="5.0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cm" svg:height="0.75cm" svg:x="9.9cm" svg:y="5.1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cm" svg:height="0.75cm" svg:x="11.4cm" svg:y="5.1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5.5cm" svg:height="1.125cm" svg:x="3.4cm" svg:y="7.2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9" draw:layer="layout" svg:width="5.5cm" svg:height="1.125cm" svg:x="18.9cm" svg:y="7.2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4" draw:layer="layout" svg:width="5.5cm" svg:height="1.125cm" svg:x="3.4cm" svg:y="9.5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4" draw:layer="layout" svg:width="5.5cm" svg:height="1.125cm" svg:x="18.9cm" svg:y="9.5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6" draw:layer="layout" svg:width="5cm" svg:height="1.267cm" svg:x="3.4cm" svg:y="6.15cm">
          <draw:text-box>
            <text:p text:style-name="P15"><text:span text:style-name="T4">Data Provider Service</text:span></text:p>
            <text:p text:style-name="P15"><text:span text:style-name="T4">Agreements</text:span></text:p>
          </draw:text-box>
        </draw:frame>
        <draw:frame draw:style-name="gr19" draw:text-style-name="P16" draw:layer="layout" svg:width="5.5cm" svg:height="1.331cm" svg:x="19.4cm" svg:y="6.15cm">
          <draw:text-box>
            <text:p text:style-name="P15"><text:span text:style-name="T4">Data Consumer Service</text:span></text:p>
            <text:p text:style-name="P15"><text:span text:style-name="T4">Agreements</text:span></text:p>
          </draw:text-box>
        </draw:frame>
        <draw:frame draw:style-name="gr20" draw:text-style-name="P16" draw:layer="layout" svg:width="2.5cm" svg:height="0.759cm" svg:x="4.6cm" svg:y="8.4cm">
          <draw:text-box>
            <text:p text:style-name="P15"><text:span text:style-name="T4">Metadata</text:span></text:p>
          </draw:text-box>
        </draw:frame>
        <draw:frame draw:style-name="gr20" draw:text-style-name="P16" draw:layer="layout" svg:width="2.5cm" svg:height="0.759cm" svg:x="20.2cm" svg:y="8.4cm">
          <draw:text-box>
            <text:p text:style-name="P15"><text:span text:style-name="T4">Metadata</text:span></text:p>
          </draw:text-box>
        </draw:frame>
        <draw:frame draw:style-name="gr20" draw:text-style-name="P16" draw:layer="layout" svg:width="2.5cm" svg:height="0.759cm" svg:x="4.9cm" svg:y="10.65cm">
          <draw:text-box>
            <text:p text:style-name="P15"><text:span text:style-name="T4">Data</text:span></text:p>
          </draw:text-box>
        </draw:frame>
        <draw:frame draw:style-name="gr20" draw:text-style-name="P16" draw:layer="layout" svg:width="2.5cm" svg:height="0.759cm" svg:x="20.7cm" svg:y="10.65cm">
          <draw:text-box>
            <text:p text:style-name="P15"><text:span text:style-name="T4">Data</text:span></text:p>
          </draw:text-box>
        </draw:frame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Arial2" svg:font-family="Arial" style:font-pitch="variable"/>
    <style:font-face style:name="Calibri" svg:font-family="Calibri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CloudySea" draw:style="linear" draw:start-color="#ffffff" draw:end-color="#0066cc" draw:start-intensity="100%" draw:end-intensity="100%" draw:angle="45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color="#333333" style:font-name="Liberation Sans1" fo:font-family="'Liberation Sans'" style:font-family-generic="swiss" style:font-pitch="variable"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color="#333333" style:font-name="Liberation Sans1" fo:font-family="'Liberation Sans'" style:font-family-generic="swiss" style:font-pitch="variable"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color="#333333" style:font-name="Liberation Sans1" fo:font-family="'Liberation Sans'" style:font-family-generic="swiss" style:font-pitch="variable"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color="#333333" style:font-name="Liberation Sans1" fo:font-family="'Liberation Sans'" style:font-family-generic="swiss" style:font-pitch="variable"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color="#333333" style:font-name="Liberation Sans1" fo:font-family="'Liberation Sans'" style:font-family-generic="swiss" style:font-pitch="variable"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color="#333333" style:font-name="Liberation Sans1" fo:font-family="'Liberation Sans'" style:font-family-generic="swiss" style:font-pitch="variable"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45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6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60pt" style:language-complex="zxx" style:country-complex="none" style:font-style-complex="normal" style:font-weight-complex="normal" style:text-emphasize="none" style:font-relief="none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cm" fo:text-indent="0cm"/>
      <style:text-properties fo:color="#333333" style:font-name="Liberation Sans1" fo:font-family="'Liberation Sans'" style:font-family-generic="swiss" style:font-pitch="variable" fo:font-size="21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24cm" fo:text-indent="0cm"/>
      <style:text-properties fo:color="#333333" style:font-name="Liberation Sans1" fo:font-family="'Liberation Sans'" style:font-family-generic="swiss" style:font-pitch="variable"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49cm" fo:text-indent="0cm"/>
      <style:text-properties fo:color="#333333" style:font-name="Liberation Sans1" fo:font-family="'Liberation Sans'" style:font-family-generic="swiss" style:font-pitch="variable"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74cm" fo:text-indent="0cm"/>
      <style:text-properties fo:color="#333333" style:font-name="Liberation Sans1" fo:font-family="'Liberation Sans'" style:font-family-generic="swiss" style:font-pitch="variable"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74cm" fo:text-indent="0cm"/>
      <style:text-properties fo:color="#333333" style:font-name="Liberation Sans1" fo:font-family="'Liberation Sans'" style:font-family-generic="swiss" style:font-pitch="variable"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74cm" fo:text-indent="0cm"/>
      <style:text-properties fo:color="#333333" style:font-name="Liberation Sans1" fo:font-family="'Liberation Sans'" style:font-family-generic="swiss" style:font-pitch="variable"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45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6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60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 style:list-style-name="ML2">
      <style:graphic-properties fo:min-height="9.13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 Narrow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Mpr1" draw:layer="backgroundobjects" svg:width="25.199cm" svg:height="9.135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086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2.629cm" svg:x="1.4cm" svg:y="0.628cm" presentation:class="title" presentation:placeholder="true">
        <draw:text-box/>
      </draw:frame>
      <draw:frame presentation:style-name="Default_5f_-outline1" draw:layer="backgroundobjects" svg:width="25.199cm" svg:height="9.135cm" svg:x="1.4cm" svg:y="3.685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8H51M50S</meta:editing-duration>
    <meta:editing-cycles>88</meta:editing-cycles>
    <meta:generator>LibreOffice/4.4.3.2$Windows_x86 LibreOffice_project/88805f81e9fe61362df02b9941de8e38a9b5fd16</meta:generator>
    <dc:date>2015-07-15T16:41:39.745000000</dc:date>
    <meta:document-statistic meta:object-count="73"/>
  </office:meta>
</office:document-meta>
</file>